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780000001CDABF2C7F.png" manifest:media-type="image/png"/>
  <manifest:file-entry manifest:full-path="Pictures/10000000000000490000001C7B83E3A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198a8a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8.59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gradient" draw:fill-gradient-name="Gradient_20_8" draw:textarea-horizontal-align="justify" draw:textarea-vertical-align="middle" draw:auto-grow-height="false"/>
    </style:style>
    <style:style style:name="gr5" style:family="graphic" style:parent-style-name="standard">
      <style:graphic-properties draw:fill="gradient" draw:fill-gradient-name="Square_20_blue_2f_whit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-color="#ffff00" draw:opacity="95%" draw:textarea-horizontal-align="justify" draw:textarea-vertical-align="middle" draw:auto-grow-height="false" draw:shadow-opacity="95%"/>
    </style:style>
    <style:style style:name="gr8" style:family="graphic" style:parent-style-name="standard">
      <style:graphic-properties draw:fill-color="#ff3366" draw:textarea-horizontal-align="justify" draw:textarea-vertical-align="middle" draw:auto-grow-height="false"/>
    </style:style>
    <style:style style:name="gr9" style:family="graphic" style:parent-style-name="standard">
      <style:graphic-properties draw:fill-color="#198a8a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-color="#ffff00" draw:opacity="95%" draw:textarea-horizontal-align="justify" draw:textarea-vertical-align="middle" draw:auto-grow-height="false" draw:shadow-opacity="95%"/>
    </style:style>
    <style:style style:name="gr11" style:family="graphic" style:parent-style-name="standard">
      <style:graphic-properties draw:stroke="none" draw:fill-color="#333333" draw:opacity="10%" draw:textarea-horizontal-align="justify" draw:textarea-vertical-align="middle" draw:auto-grow-height="false" draw:shadow-opacity="10%"/>
    </style:style>
    <style:style style:name="gr12" style:family="graphic" style:parent-style-name="standard">
      <style:graphic-properties svg:stroke-width="0.102cm" svg:stroke-color="#ff0000" draw:marker-start-width="0.356cm" draw:marker-end-width="0.356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13" style:family="graphic" style:parent-style-name="objectwithoutfill">
      <style:graphic-properties svg:stroke-width="0.102cm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2cm" fo:min-width="0cm"/>
    </style:style>
    <style:style style:name="gr15" style:family="graphic" style:parent-style-name="standard">
      <style:graphic-properties draw:fill-color="#0000ff" draw:textarea-horizontal-align="justify" draw:textarea-vertical-align="middle" draw:auto-grow-height="false"/>
    </style:style>
    <style:style style:name="gr16" style:family="graphic" style:parent-style-name="standard">
      <style:graphic-properties draw:stroke="solid" svg:stroke-width="0.152cm" svg:stroke-color="#ff0000" draw:marker-start-width="0.432cm" draw:marker-end-width="0.432cm" draw:fill-color="#ff3366" draw:opacity="95%" draw:textarea-horizontal-align="justify" draw:textarea-vertical-align="middle" draw:auto-grow-height="false" fo:padding-top="0.201cm" fo:padding-bottom="0.201cm" fo:padding-left="0.326cm" fo:padding-right="0.326cm" draw:shadow-opacity="95%"/>
    </style:style>
    <style:style style:name="gr17" style:family="graphic" style:parent-style-name="objectwithoutfill">
      <style:graphic-properties svg:stroke-width="0.102cm" draw:marker-start="Arrow" draw:marker-start-width="0.457cm" draw:marker-end="Arrow" draw:marker-end-width="0.457cm" draw:fill="none" draw:textarea-vertical-align="middle" fo:padding-top="0.176cm" fo:padding-bottom="0.176cm" fo:padding-left="0.301cm" fo:padding-right="0.301cm"/>
    </style:style>
    <style:style style:name="gr18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solid" draw:fill-color="#ffff99" draw:opacity="100%" draw:textarea-horizontal-align="left" draw:auto-grow-height="true" draw:auto-grow-width="true" fo:min-height="0.512cm" fo:min-width="0cm" draw:shadow-opacity="100%"/>
    </style:style>
    <style:style style:name="gr20" style:family="graphic" style:parent-style-name="standard">
      <style:graphic-properties draw:stroke="solid" svg:stroke-width="0.152cm" svg:stroke-color="#ff0000" draw:marker-start-width="0.432cm" draw:marker-end-width="0.432cm" draw:fill-color="#ff3366" draw:opacity="95%" draw:textarea-horizontal-align="justify" draw:textarea-vertical-align="middle" draw:auto-grow-height="false" fo:min-height="0cm" fo:min-width="0cm" fo:padding-top="0.201cm" fo:padding-bottom="0.201cm" fo:padding-left="0.326cm" fo:padding-right="0.326cm" fo:wrap-option="no-wrap" draw:shadow="hidden" draw:shadow-offset-x="0.406cm" draw:shadow-offset-y="0.406cm" draw:shadow-color="#e6e6e6" draw:shadow-opacity="95%"/>
    </style:style>
    <style:style style:name="gr21" style:family="graphic" style:parent-style-name="standard">
      <style:graphic-properties svg:stroke-width="0.152cm" svg:stroke-color="#ff0000" draw:marker-start-width="0.432cm" draw:marker-end-width="0.432cm" draw:fill="none" draw:textarea-horizontal-align="justify" draw:textarea-vertical-align="middle" draw:auto-grow-height="false" fo:padding-top="0.201cm" fo:padding-bottom="0.201cm" fo:padding-left="0.326cm" fo:padding-right="0.326cm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solid" draw:fill-color="#ffff99" draw:opacity="100%" draw:textarea-horizontal-align="left" draw:auto-grow-height="true" draw:auto-grow-width="true" fo:min-height="0.512cm" fo:min-width="2.368cm" draw:shadow-opacity="100%"/>
    </style:style>
    <style:style style:name="gr25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512cm" fo:min-width="0cm"/>
    </style:style>
    <style:style style:name="gr26" style:family="graphic" style:parent-style-name="standard">
      <style:graphic-properties svg:stroke-width="0.152cm" svg:stroke-color="#00ff00" draw:marker-start-width="0.432cm" draw:marker-end-width="0.432cm" draw:fill="none" draw:fill-color="#ff3366" draw:textarea-horizontal-align="justify" draw:textarea-vertical-align="middle" draw:auto-grow-height="false" fo:padding-top="0.201cm" fo:padding-bottom="0.201cm" fo:padding-left="0.326cm" fo:padding-right="0.326cm"/>
    </style:style>
    <style:style style:name="gr27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258cm" fo:min-width="2.093cm"/>
    </style:style>
    <style:style style:name="gr29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512cm" fo:min-width="3.719cm"/>
    </style:style>
    <style:style style:name="gr30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458cm" fo:min-width="0cm"/>
    </style:style>
    <style:style style:name="gr31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458cm" fo:min-width="5.77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margin-left="0.762cm" fo:margin-right="0cm" fo:text-align="start" fo:text-indent="0cm"/>
    </style:style>
    <style:style style:name="P6" style:family="paragraph">
      <style:paragraph-properties fo:text-align="start"/>
      <style:text-properties fo:color="#ffffff"/>
    </style:style>
    <style:style style:name="P7" style:family="paragraph">
      <style:text-properties fo:font-size="20pt"/>
    </style:style>
    <style:style style:name="P8" style:family="paragraph">
      <style:text-properties fo:color="#0099ff" fo:font-size="22pt" fo:font-weight="bold" style:font-size-asian="22pt" style:font-weight-asian="bold" style:font-size-complex="22pt" style:font-weight-complex="bold"/>
    </style:style>
    <style:style style:name="P9" style:family="paragraph">
      <style:paragraph-properties fo:text-align="start"/>
      <style:text-properties fo:color="#7da647" fo:font-size="22pt" fo:font-weight="bold" style:font-size-asian="22pt" style:font-weight-asian="bold" style:font-size-complex="22pt" style:font-weight-complex="bold"/>
    </style:style>
    <style:style style:name="P10" style:family="paragraph">
      <style:paragraph-properties fo:text-align="center"/>
      <style:text-properties fo:color="#ffffff" fo:font-size="18pt"/>
    </style:style>
    <style:style style:name="P11" style:family="paragraph">
      <style:paragraph-properties fo:text-align="center"/>
      <style:text-properties fo:color="#ff0000" fo:font-size="18pt"/>
    </style:style>
    <style:style style:name="P12" style:family="paragraph">
      <style:text-properties fo:color="#4c4c4c" fo:font-size="18pt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style:text-properties fo:color="#0000ff" fo:font-size="15pt" fo:font-weight="bold" style:font-size-asian="15pt" style:font-weight-asian="bold" style:font-size-complex="15pt" style:font-weight-complex="bold"/>
    </style:style>
    <style:style style:name="P15" style:family="paragraph">
      <style:paragraph-properties fo:text-align="center"/>
      <style:text-properties fo:color="#ffff00" fo:font-size="15pt" style:font-size-asian="15pt" style:font-size-complex="15pt"/>
    </style:style>
    <style:style style:name="P16" style:family="paragraph">
      <style:text-properties fo:color="#198a8a" fo:font-weight="bold" style:font-weight-asian="bold" style:font-weight-complex="bold"/>
    </style:style>
    <style:style style:name="P17" style:family="paragraph">
      <style:text-properties fo:color="#0000ff" fo:font-weight="bold" style:font-weight-asian="bold" style:font-weight-complex="bold"/>
    </style:style>
    <style:style style:name="P18" style:family="paragraph">
      <style:text-properties fo:color="#7da647" fo:font-size="22pt" fo:font-weight="bold" style:font-size-asian="22pt" style:font-weight-asian="bold" style:font-size-complex="22pt" style:font-weight-complex="bold"/>
    </style:style>
    <style:style style:name="P19" style:family="paragraph">
      <style:paragraph-properties fo:text-align="center"/>
      <style:text-properties fo:color="#666666" fo:font-size="15pt" style:font-size-asian="15pt" style:font-size-complex="15pt"/>
    </style:style>
    <style:style style:name="P20" style:family="paragraph">
      <style:paragraph-properties fo:text-align="start"/>
      <style:text-properties fo:color="#ffff00"/>
    </style:style>
    <style:style style:name="P21" style:family="paragraph">
      <style:paragraph-properties fo:text-align="center"/>
      <style:text-properties fo:font-size="14pt" style:font-size-asian="14pt" style:font-size-complex="14pt"/>
    </style:style>
    <style:style style:name="P22" style:family="paragraph">
      <style:text-properties fo:color="#00ae00" fo:font-weight="bold" style:font-weight-asian="bold" style:font-weight-complex="bold"/>
    </style:style>
    <style:style style:name="P23" style:family="paragraph">
      <style:paragraph-properties fo:text-align="start"/>
      <style:text-properties fo:color="#ffff00" fo:font-size="18pt"/>
    </style:style>
    <style:style style:name="P24" style:family="paragraph">
      <style:paragraph-properties fo:margin-left="0.508cm" fo:margin-right="0cm" fo:text-align="start" fo:text-indent="0cm"/>
    </style:style>
    <style:style style:name="P25" style:family="paragraph">
      <style:paragraph-properties fo:margin-left="0.508cm" fo:margin-right="0cm" fo:text-align="start" fo:text-indent="0cm"/>
      <style:text-properties fo:color="#ffff00" fo:font-size="18pt"/>
    </style:style>
    <style:style style:name="P26" style:family="paragraph">
      <style:paragraph-properties fo:text-align="center"/>
      <style:text-properties fo:font-size="15pt" style:font-size-asian="15pt" style:font-size-complex="15pt"/>
    </style:style>
    <style:style style:name="P27" style:family="paragraph">
      <style:paragraph-properties fo:text-align="center"/>
      <style:text-properties fo:color="#ffff00" fo:font-size="18pt"/>
    </style:style>
    <style:style style:name="P28" style:family="paragraph">
      <style:paragraph-properties fo:text-align="center"/>
      <style:text-properties fo:color="#00ae00" fo:font-size="15pt" fo:font-weight="bold" style:font-size-asian="15pt" style:font-weight-asian="bold" style:font-size-complex="15pt" style:font-weight-complex="bold"/>
    </style:style>
    <style:style style:name="P29" style:family="paragraph">
      <style:paragraph-properties fo:text-align="center"/>
      <style:text-properties fo:color="#ffff00"/>
    </style:style>
    <style:style style:name="P30" style:family="paragraph">
      <style:text-properties fo:color="#0000ff" fo:font-size="18pt" fo:font-style="italic" fo:font-weight="bold" style:font-style-asian="italic" style:font-weight-asian="bold" style:font-style-complex="italic" style:font-weight-complex="bold"/>
    </style:style>
    <style:style style:name="P31" style:family="paragraph">
      <style:paragraph-properties fo:text-align="start"/>
      <style:text-properties fo:font-size="18pt"/>
    </style:style>
    <style:style style:name="P32" style:family="paragraph">
      <style:paragraph-properties fo:text-align="start"/>
      <style:text-properties fo:color="#ffff00" fo:font-size="16pt" style:font-size-asian="16pt" style:font-size-complex="16pt"/>
    </style:style>
    <style:style style:name="P33" style:family="paragraph">
      <style:text-properties fo:font-size="18pt" fo:font-style="italic" style:font-style-asian="italic" style:font-style-complex="italic"/>
    </style:style>
    <style:style style:name="P34" style:family="paragraph">
      <style:paragraph-properties fo:text-align="start"/>
      <style:text-properties fo:color="#ffff00" fo:font-size="15pt" style:font-size-asian="15pt" style:font-size-complex="15pt"/>
    </style:style>
    <style:style style:name="T1" style:family="text">
      <style:text-properties fo:font-size="36pt" fo:font-weight="normal" style:font-size-asian="36pt" style:font-weight-asian="normal" style:font-size-complex="36pt" style:font-weight-complex="normal"/>
    </style:style>
    <style:style style:name="T2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ffffff" fo:font-size="16pt" style:text-underline-style="solid" style:text-underline-width="auto" style:text-underline-color="font-color" style:font-size-asian="16pt" style:font-size-complex="16pt"/>
    </style:style>
    <style:style style:name="T4" style:family="text">
      <style:text-properties fo:color="#ffffff" fo:font-size="16pt" style:font-size-asian="16pt" style:font-size-complex="16pt"/>
    </style:style>
    <style:style style:name="T5" style:family="text">
      <style:text-properties fo:color="#0099ff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0099ff"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color="#7da647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7da647"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ff0000" fo:font-size="16pt" style:font-size-asian="16pt" style:font-size-complex="16pt"/>
    </style:style>
    <style:style style:name="T12" style:family="text">
      <style:text-properties fo:color="#4c4c4c" fo:font-size="18pt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15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color="#0000ff" fo:font-size="15pt" fo:font-weight="bold" style:font-size-asian="15pt" style:font-weight-asian="bold" style:font-size-complex="15pt" style:font-weight-complex="bold"/>
    </style:style>
    <style:style style:name="T18" style:family="text">
      <style:text-properties fo:color="#ffff00" fo:font-size="15pt" style:font-size-asian="15pt" style:font-size-complex="15pt"/>
    </style:style>
    <style:style style:name="T19" style:family="text">
      <style:text-properties fo:color="#198a8a" fo:font-weight="bold" style:font-weight-asian="bold" style:font-weight-complex="bold"/>
    </style:style>
    <style:style style:name="T20" style:family="text">
      <style:text-properties fo:color="#0000ff" fo:font-weight="bold" style:font-weight-asian="bold" style:font-weight-complex="bold"/>
    </style:style>
    <style:style style:name="T21" style:family="text">
      <style:text-properties fo:color="#666666" fo:font-size="15pt" fo:font-weight="bold" style:font-size-asian="15pt" style:font-weight-asian="bold" style:font-size-complex="15pt" style:font-weight-complex="bold"/>
    </style:style>
    <style:style style:name="T22" style:family="text">
      <style:text-properties fo:color="#ffff00"/>
    </style:style>
    <style:style style:name="T23" style:family="text">
      <style:text-properties fo:color="#ffff00" fo:font-size="15pt" style:text-underline-style="solid" style:text-underline-width="auto" style:text-underline-color="font-color" style:font-size-asian="15pt" style:font-size-complex="15pt"/>
    </style:style>
    <style:style style:name="T24" style:family="text">
      <style:text-properties fo:color="#ffff00" fo:font-size="15pt" fo:font-style="italic" style:font-size-asian="15pt" style:font-style-asian="italic" style:font-size-complex="15pt" style:font-style-complex="italic"/>
    </style:style>
    <style:style style:name="T25" style:family="text">
      <style:text-properties fo:color="#ffff00" fo:font-size="15pt" fo:font-style="normal" style:font-size-asian="15pt" style:font-style-asian="normal" style:font-size-complex="15pt" style:font-style-complex="normal"/>
    </style:style>
    <style:style style:name="T26" style:family="text">
      <style:text-properties fo:color="#ffff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7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28" style:family="text">
      <style:text-properties fo:color="#00ae00" fo:font-weight="bold" style:font-weight-asian="bold" style:font-weight-complex="bold"/>
    </style:style>
    <style:style style:name="T29" style:family="text">
      <style:text-properties fo:color="#ffff00" fo:font-size="16pt" fo:font-weight="bold" style:font-size-asian="16pt" style:font-weight-asian="bold" style:font-size-complex="16pt" style:font-weight-complex="bold"/>
    </style:style>
    <style:style style:name="T30" style:family="text">
      <style:text-properties fo:color="#ffffff" fo:font-family="'Ubuntu Mono'" style:font-pitch="fixed" fo:font-size="16pt" style:font-size-asian="16pt" style:font-size-complex="16pt"/>
    </style:style>
    <style:style style:name="T31" style:family="text">
      <style:text-properties fo:color="#ffffff" fo:font-family="'Ubuntu Mono'" style:font-pitch="fixed" fo:font-size="16pt" fo:font-style="italic" style:font-size-asian="16pt" style:font-style-asian="italic" style:font-size-complex="16pt" style:font-style-complex="italic"/>
    </style:style>
    <style:style style:name="T32" style:family="text">
      <style:text-properties fo:color="#ffffff" fo:font-family="'Ubuntu Mono'" style:font-pitch="fixed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33" style:family="text">
      <style:text-properties fo:color="#cccccc" fo:font-family="'Ubuntu Mono'" style:font-pitch="fixed" fo:font-size="16pt" fo:font-style="italic" style:font-size-asian="16pt" style:font-style-asian="italic" style:font-size-complex="16pt" style:font-style-complex="italic"/>
    </style:style>
    <style:style style:name="T34" style:family="text">
      <style:text-properties fo:color="#ffff00" fo:font-family="'Liberation Sans'" style:font-pitch="variable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35" style:family="text">
      <style:text-properties fo:color="#ffff00" fo:font-family="'Ubuntu Mono'" style:font-pitch="fixed" fo:font-size="16pt" fo:font-style="normal" style:font-size-asian="16pt" style:font-style-asian="normal" style:font-size-complex="16pt" style:font-style-complex="normal"/>
    </style:style>
    <style:style style:name="T36" style:family="text">
      <style:text-properties fo:color="#ffff00" fo:font-family="'Ubuntu Mono'" style:font-pitch="fixed" fo:font-size="16pt" fo:font-style="normal" style:text-underline-style="solid" style:text-underline-width="auto" style:text-underline-color="font-color" style:font-size-asian="16pt" style:font-style-asian="normal" style:font-size-complex="16pt" style:font-style-complex="normal"/>
    </style:style>
    <style:style style:name="T37" style:family="text">
      <style:text-properties fo:color="#ffffff" fo:font-family="'Ubuntu Mono'" style:font-pitch="fixed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8" style:family="text">
      <style:text-properties fo:color="#ffffff" fo:font-family="'Ubuntu Mono'" style:font-pitch="fixed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9" style:family="text">
      <style:text-properties fo:color="#ffffff" fo:font-family="'Ubuntu Mono'" style:font-pitch="fixed"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T40" style:family="text">
      <style:text-properties fo:color="#ffff00" fo:font-family="'Ubuntu Mono'" style:font-pitch="fixed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fo:color="#ffff00" fo:font-family="'Ubuntu Mono'" style:font-pitch="fixed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2" style:family="text">
      <style:text-properties fo:color="#ffff00" fo:font-family="'Ubuntu Mono'" style:font-pitch="fixed"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T43" style:family="text">
      <style:text-properties fo:font-size="15pt" fo:font-weight="bold" style:font-size-asian="15pt" style:font-weight-asian="bold" style:font-size-complex="15pt" style:font-weight-complex="bold"/>
    </style:style>
    <style:style style:name="T44" style:family="text">
      <style:text-properties fo:color="#ffff00" fo:font-family="Ubuntu" style:font-pitch="variable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45" style:family="text">
      <style:text-properties fo:color="#ffff00" fo:font-family="'Liberation Sans'" style:font-pitch="variable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46" style:family="text">
      <style:text-properties fo:color="#00ae00" fo:font-size="15pt" fo:font-weight="bold" style:font-size-asian="15pt" style:font-weight-asian="bold" style:font-size-complex="15pt" style:font-weight-complex="bold"/>
    </style:style>
    <style:style style:name="T47" style:family="text">
      <style:text-properties fo:color="#ffffff" fo:font-family="'Ubuntu Mono'" style:font-pitch="fixed" fo:font-size="16pt" fo:font-weight="normal" style:font-size-asian="16pt" style:font-weight-asian="normal" style:font-size-complex="16pt" style:font-weight-complex="normal"/>
    </style:style>
    <style:style style:name="T48" style:family="text">
      <style:text-properties fo:color="#ffff00" fo:font-family="'Ubuntu Mono'" style:font-pitch="fixed" fo:font-size="16pt" fo:font-weight="normal" style:font-size-asian="16pt" style:font-weight-asian="normal" style:font-size-complex="16pt" style:font-weight-complex="normal"/>
    </style:style>
    <style:style style:name="T49" style:family="text">
      <style:text-properties fo:color="#000000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50" style:family="text">
      <style:text-properties fo:color="#0000ff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51" style:family="text">
      <style:text-properties fo:color="#0000ff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2" style:family="text">
      <style:text-properties fo:font-family="'Ubuntu Mono'" style:font-pitch="fixed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53" style:family="text">
      <style:text-properties fo:color="#ffff00" fo:font-family="'Liberation Sans'" style:font-pitch="variable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54" style:family="text">
      <style:text-properties fo:color="#666666" fo:font-family="Ubuntu" style:font-pitch="variable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55" style:family="text">
      <style:text-properties fo:color="#ffff00" fo:font-family="'Liberation Sans'" style:font-pitch="variable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56" style:family="text">
      <style:text-properties fo:color="#ffff00" fo:font-family="'Liberation Sans'" style:font-pitch="variable" fo:font-size="15pt" fo:font-style="normal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T57" style:family="text">
      <style:text-properties fo:color="#ffff00" fo:font-family="'Liberation Sans'" style:font-pitch="variable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58" style:family="text">
      <style:text-properties fo:color="#ffff00" fo:font-size="16pt" fo:font-style="normal" style:font-style-asian="normal" style:font-style-complex="normal"/>
    </style:style>
    <style:style style:name="T59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-0.204cm" presentation:class="title" presentation:user-transformed="true">
          <draw:text-box>
            <text:p><text:span text:style-name="T1">A Git repository ('repo.').</text:span></text:p>
          </draw:text-box>
        </draw:frame>
        <draw:custom-shape draw:style-name="gr1" draw:text-style-name="P2" draw:layer="layout" svg:width="14.224cm" svg:height="11.43cm" svg:x="7.366cm" svg:y="4.82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6" draw:layer="layout" svg:width="15.24cm" svg:height="5.587cm" svg:x="6.604cm" svg:y="8.636cm">
          <draw:text-box>
            <text:p text:style-name="P3"><text:span text:style-name="T2">Repo.</text:span></text:p>
            <text:p text:style-name="P4"><text:span text:style-name="T2"/></text:p>
            <text:p text:style-name="P4"><text:span text:style-name="T3">Contains:</text:span></text:p>
            <text:p text:style-name="P4"><text:span text:style-name="T3"/></text:p>
            <text:list text:style-name="L2">
              <text:list-item>
                <text:p text:style-name="P5"><text:span text:style-name="T4">all files, </text:span></text:p>
              </text:list-item>
              <text:list-item>
                <text:p text:style-name="P5"><text:span text:style-name="T4">details on all branches</text:span></text:p>
              </text:list-item>
              <text:list-item>
                <text:p text:style-name="P5"><text:span text:style-name="T4">details of versions</text:span></text:p>
              </text:list-item>
              <text:list-item>
                <text:p text:style-name="P5"><text:span text:style-name="T4">modification history etc...</text:span></text:p>
              </text:list-item>
            </text:list>
            <text:p text:style-name="P4"><text:span text:style-name="T4"/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7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7cm" svg:y="0.508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3.135cm" svg:height="1.987cm" draw:transform="rotate (0.00593411945678072) translate (0.761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1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ustom-shape draw:style-name="gr7" draw:text-style-name="P3" draw:layer="layout" svg:width="2.794cm" svg:height="3.049cm" draw:transform="rotate (-3.1410690548142) translate (16.003cm 13.46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1" draw:text-style-name="P1" draw:layer="layout" svg:width="25.199cm" svg:height="3.506cm" svg:x="1.4cm" svg:y="-0.204cm" presentation:class="title" presentation:user-transformed="true">
          <draw:text-box>
            <text:p><text:span text:style-name="T1">Working with a repo.</text:span></text:p>
          </draw:text-box>
        </draw:frame>
        <draw:custom-shape draw:style-name="gr8" draw:text-style-name="P2" draw:layer="layout" svg:width="9.398cm" svg:height="6.096cm" svg:x="9.906cm" svg:y="13.97cm">
          <text:p text:style-name="P3"><text:span text:style-name="T9">Local repo.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0" draw:layer="layout" svg:width="9.398cm" svg:height="6.096cm" svg:x="9.906cm" svg:y="4.064cm">
          <text:p text:style-name="P3"><text:span text:style-name="T2">'Remote' repo.</text:span></text:p>
          <text:p text:style-name="P3"><text:span text:style-name="T4">(usually referred to as 'origin'</text:span></text:p>
          <text:p text:style-name="P3"><text:span text:style-name="T4">by the local repo.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3" draw:layer="layout" svg:width="6.858cm" svg:height="2.54cm" svg:x="5.842cm" svg:y="11.176cm">
          <text:p>'Clone' remote repo.</text:p>
          <text:p>to a local copy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17.99cm" svg:x="0.506cm" svg:y="2.54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6.505cm" svg:height="1.987cm" draw:transform="rotate (0.00628318530717959) translate (0.76cm 18.328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ustom-shape draw:style-name="gr11" draw:text-style-name="P3" draw:layer="layout" svg:width="13.615cm" svg:height="9.119cm" draw:transform="rotate (0.00418879020478639) translate (12.192cm 3.0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" draw:layer="layout" svg:width="25.199cm" svg:height="3.506cm" svg:x="1.4cm" svg:y="-0.204cm" presentation:class="title" presentation:user-transformed="true">
          <draw:text-box>
            <text:p><text:span text:style-name="T1">Working with local repo.</text:span></text:p>
          </draw:text-box>
        </draw:frame>
        <draw:custom-shape draw:style-name="gr8" draw:text-style-name="P2" xml:id="id1" draw:id="id1" draw:layer="layout" svg:width="7.874cm" svg:height="5.588cm" svg:x="14.921cm" svg:y="4.037cm">
          <text:p text:style-name="P3"><text:span text:style-name="T9">Local repo.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11" xml:id="id2" draw:id="id2" draw:layer="layout" svg:width="6.35cm" svg:height="5.334cm" svg:x="8.89cm" svg:y="14.732cm">
          <text:p text:style-name="P3"><text:span text:style-name="T10">'Working tree'</text:span></text:p>
          <text:p text:style-name="P3"><text:span text:style-name="T11"/></text:p>
          <text:p text:style-name="P3"><text:span text:style-name="T11">(the visible files you </text:span></text:p>
          <text:p text:style-name="P3"><text:span text:style-name="T11">will work with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3" draw:text-style-name="P3" draw:layer="layout" draw:type="curve" draw:line-skew="-1.73cm" svg:x1="14.921cm" svg:y1="6.831cm" svg:x2="8.89cm" svg:y2="17.399cm" draw:start-shape="id1" draw:start-glue-point="6" draw:end-shape="id2" draw:end-glue-point="6" svg:d="m14921 6831c-12468 0-9452 10568-6031 10568" svg:viewBox="0 0 9030 10569">
          <text:p/>
        </draw:connector>
        <draw:connector draw:style-name="gr13" draw:text-style-name="P3" draw:layer="layout" draw:type="curve" draw:line-skew="0.98cm" svg:x1="15.24cm" svg:y1="17.399cm" svg:x2="22.795cm" svg:y2="6.831cm" draw:start-shape="id2" draw:start-glue-point="8" draw:end-shape="id1" draw:end-glue-point="8" svg:d="m15240 17399c13555 0 9778-10568 7555-10568" svg:viewBox="0 0 9785 10569">
          <text:p/>
        </draw:connector>
        <draw:frame draw:style-name="gr14" draw:text-style-name="P12" draw:layer="layout" svg:width="4.592cm" svg:height="2.232cm" svg:x="16.699cm" svg:y="9.933cm">
          <draw:text-box>
            <text:p><text:span text:style-name="T12">('hidden' in a </text:span></text:p>
            <text:p><text:span text:style-name="T12">“</text:span><text:span text:style-name="T12">.git” directory)</text:span></text:p>
          </draw:text-box>
        </draw:frame>
        <draw:custom-shape draw:style-name="gr10" draw:text-style-name="P3" draw:layer="layout" svg:width="6.35cm" svg:height="2.54cm" svg:x="3.048cm" svg:y="9.906cm">
          <text:p>Checkout the branch </text:p>
          <text:p>you will work 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7.62cm" svg:height="3.153cm" svg:x="18.034cm" svg:y="14.478cm">
          <text:p>Commit your changes</text:p>
          <text:p>back into the local repo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6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6cm" svg:y="0.508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3.135cm" svg:height="1.987cm" draw:transform="rotate (0.00593411945678072) translate (0.76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frame presentation:style-name="pr1" draw:text-style-name="P1" draw:layer="layout" svg:width="25.199cm" svg:height="3.506cm" svg:x="1.4cm" svg:y="-0.204cm" presentation:class="title" presentation:user-transformed="true">
          <draw:text-box>
            <text:p><text:span text:style-name="T1">Working with a repo.</text:span></text:p>
          </draw:text-box>
        </draw:frame>
        <draw:custom-shape draw:style-name="gr8" draw:text-style-name="P2" draw:layer="layout" svg:width="9.398cm" svg:height="6.096cm" svg:x="9.906cm" svg:y="13.97cm">
          <text:p text:style-name="P3"><text:span text:style-name="T9">Local reposito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0" draw:layer="layout" svg:width="9.398cm" svg:height="6.096cm" svg:x="9.906cm" svg:y="4.064cm">
          <text:p text:style-name="P3"><text:span text:style-name="T2">'Remote' repository</text:span></text:p>
          <text:p text:style-name="P3"><text:span text:style-name="T4">(usually referred to as 'origin'</text:span></text:p>
          <text:p text:style-name="P3"><text:span text:style-name="T4">by the local repo.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3" draw:layer="layout" svg:width="2.794cm" svg:height="3.049cm" svg:x="13.208cm" svg:y="10.41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3" draw:layer="layout" svg:width="6.858cm" svg:height="2.54cm" svg:x="16.51cm" svg:y="11.176cm">
          <text:p>'Push' your local repo.</text:p>
          <text:p>into the remote repo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5" draw:text-style-name="P3" draw:layer="layout" svg:width="27.178cm" svg:height="18.034cm" svg:x="0.506cm" svg:y="2.286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3.135cm" svg:height="1.987cm" draw:transform="rotate (0.00593411945678072) translate (0.76cm 18.053cm)">
          <draw:text-box>
            <text:p><text:span text:style-name="T5">Online</text:span></text:p>
            <text:p><text:span text:style-name="T6">(github)</text:span></text:p>
          </draw:text-box>
        </draw:frame>
        <draw:frame presentation:style-name="pr1" draw:text-style-name="P13" draw:layer="layout" svg:width="25.199cm" svg:height="3.506cm" svg:x="1.471cm" svg:y="-0.458cm" presentation:class="title" presentation:user-transformed="true">
          <draw:text-box>
            <text:p><text:span text:style-name="T13">'Distributed development' process ...</text:span></text:p>
          </draw:text-box>
        </draw:frame>
        <draw:custom-shape draw:style-name="gr9" draw:text-style-name="P10" draw:layer="layout" svg:width="4.318cm" svg:height="3.556cm" svg:x="8.128cm" svg:y="15.494cm">
          <text:p text:style-name="P3"><text:span text:style-name="T14">paloma</text:span><text:span text:style-name="T15">/</text:span></text:p>
          <text:p text:style-name="P3"><text:span text:style-name="T16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10" draw:layer="layout" svg:width="4.318cm" svg:height="3.556cm" svg:x="12.917cm" svg:y="10.16cm">
          <text:p text:style-name="P3"><text:span text:style-name="T14">owdqa</text:span><text:span text:style-name="T15">/</text:span></text:p>
          <text:p text:style-name="P3"><text:span text:style-name="T16">owd_test_case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4" draw:layer="layout" svg:width="3.47cm" svg:height="0.839cm" svg:x="13.425cm" svg:y="13.893cm">
          <draw:text-box>
            <text:p><text:span text:style-name="T17">('Live' repo)</text:span></text:p>
          </draw:text-box>
        </draw:frame>
        <draw:custom-shape draw:style-name="gr9" draw:text-style-name="P10" draw:layer="layout" svg:width="4.318cm" svg:height="3.556cm" svg:x="20.574cm" svg:y="8.89cm">
          <text:p text:style-name="P3"><text:span text:style-name="T14">isabel</text:span><text:span text:style-name="T15">/</text:span></text:p>
          <text:p text:style-name="P3"><text:span text:style-name="T16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0" draw:layer="layout" svg:width="4.318cm" svg:height="3.556cm" svg:x="12.954cm" svg:y="3.81cm">
          <text:p text:style-name="P3"><text:span text:style-name="T14">rafa</text:span><text:span text:style-name="T15">/</text:span></text:p>
          <text:p text:style-name="P3"><text:span text:style-name="T16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0" draw:layer="layout" svg:width="4.318cm" svg:height="3.556cm" svg:x="5.588cm" svg:y="8.89cm">
          <text:p text:style-name="P3"><text:span text:style-name="T14">carlos</text:span><text:span text:style-name="T15">/</text:span></text:p>
          <text:p text:style-name="P3"><text:span text:style-name="T16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0" draw:layer="layout" svg:width="4.318cm" svg:height="3.556cm" svg:x="18.796cm" svg:y="15.408cm">
          <text:p text:style-name="P3"><text:span text:style-name="T14">roydude</text:span><text:span text:style-name="T15">/</text:span></text:p>
          <text:p text:style-name="P3"><text:span text:style-name="T16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15" draw:layer="layout" svg:width="7.874cm" svg:height="3.302cm" svg:x="1.524cm" svg:y="3.048cm">
          <text:p><text:span text:style-name="T18">Everyone works on their own </text:span></text:p>
          <text:p><text:span text:style-name="T18">copy (or 'fork') of the live repo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3" draw:layer="layout" svg:x1="14.986cm" svg:y1="7.62cm" svg:x2="14.986cm" svg:y2="9.906cm">
          <text:p/>
        </draw:line>
        <draw:line draw:style-name="gr17" draw:text-style-name="P3" draw:layer="layout" svg:x1="18.034cm" svg:y1="13.328cm" svg:x2="19.608cm" svg:y2="14.986cm">
          <text:p/>
        </draw:line>
        <draw:line draw:style-name="gr17" draw:text-style-name="P3" draw:layer="layout" svg:x1="12.525cm" svg:y1="13.61cm" svg:x2="10.922cm" svg:y2="15.24cm">
          <text:p/>
        </draw:line>
        <draw:line draw:style-name="gr17" draw:text-style-name="P3" draw:layer="layout" svg:x1="12.445cm" svg:y1="11.47cm" svg:x2="10.226cm" svg:y2="10.922cm">
          <text:p/>
        </draw:line>
        <draw:line draw:style-name="gr17" draw:text-style-name="P3" draw:layer="layout" svg:x1="20.238cm" svg:y1="10.627cm" svg:x2="18.034cm" svg:y2="11.234cm">
          <text:p/>
        </draw:lin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4.318cm" svg:height="2.54cm" svg:x="11.133cm" svg:y="6.56cm">
          <text:p text:style-name="P3"><text:span text:style-name="T14">paloma</text:span><text:span text:style-name="T15">/</text:span></text:p>
          <text:p text:style-name="P3"><text:span text:style-name="T16">owd_test_case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6" draw:layer="layout" svg:width="3.038cm" svg:height="0.962cm" svg:x="11.765cm" svg:y="9.154cm">
          <draw:text-box>
            <text:p><text:span text:style-name="T19">(remote)</text:span></text:p>
          </draw:text-box>
        </draw:frame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18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custom-shape draw:style-name="gr20" draw:text-style-name="P20" draw:layer="layout" svg:width="9.398cm" svg:height="6.096cm" svg:x="17.78cm" svg:y="3.302cm">
          <text:p text:style-name="P4"><text:span text:style-name="T22"/></text:p>
          <text:p text:style-name="P4"><text:span text:style-name="T18">Use the 'Fork' button in the </text:span><text:span text:style-name="T23">live</text:span><text:span text:style-name="T18"> </text:span></text:p>
          <text:p text:style-name="P4"><text:span text:style-name="T18">repo.</text:span></text:p>
          <text:p text:style-name="P4"><text:span text:style-name="T18"/></text:p>
          <text:p text:style-name="P4"><text:span text:style-name="T18">Copies the entire 'live' repo. </text:span></text:p>
          <text:p text:style-name="P4"><text:span text:style-name="T18">into </text:span><text:span text:style-name="T24">your</text:span><text:span text:style-name="T25"> github account.</text:span></text:p>
          <text:p text:style-name="P4"><text:span text:style-name="T25"/></text:p>
          <text:p text:style-name="P3"><text:span text:style-name="T26">Only required the first time.</text:span></text:p>
          <draw:enhanced-geometry svg:viewBox="0 0 21600 21600" draw:text-areas="800 800 20800 20800" draw:type="round-rectangular-callout" draw:modifiers="-11853.6865624003 6121.830408397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5.588cm" svg:height="2.286cm" svg:x="6.858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3" draw:layer="layout" svg:width="1.93cm" svg:height="0.74cm" svg:x="21.336cm" svg:y="3.578cm">
          <draw:image xlink:href="Pictures/10000000000000490000001C7B83E3A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3" draw:id="id3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3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ustom-shape draw:style-name="gr21" draw:text-style-name="P3" draw:layer="layout" svg:width="5.588cm" svg:height="2.286cm" svg:x="6.60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3" draw:layer="layout" svg:width="9.652cm" svg:height="5.291cm" svg:x="17.272cm" svg:y="7.663cm">
          <text:p text:style-name="P4"><text:span text:style-name="T18">Copy the entire 'remote' repo. </text:span></text:p>
          <text:p text:style-name="P4"><text:span text:style-name="T18">into the current directory on your </text:span></text:p>
          <text:p text:style-name="P4"><text:span text:style-name="T18">local machine and link it to the 'live' </text:span></text:p>
          <text:p text:style-name="P4"><text:span text:style-name="T18">repo for syncing.</text:span></text:p>
          <text:p text:style-name="P4"><text:span text:style-name="T18"/></text:p>
          <text:p text:style-name="P3"><text:span text:style-name="T29">Only required the first time.</text:span></text:p>
          <draw:enhanced-geometry svg:viewBox="0 0 21600 21600" draw:mirror-horizontal="false" draw:mirror-vertical="false" draw:text-areas="800 800 20800 20800" draw:type="round-rectangular-callout" draw:modifiers="-10986.8434683518 15110.20408163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25" draw:layer="layout" svg:width="20.648cm" svg:height="4.021cm" svg:x="6.53cm" svg:y="16.256cm">
          <text:p text:style-name="P24"><text:span text:style-name="T30">git clone </text:span><text:span text:style-name="T31">&lt;</text:span><text:span text:style-name="T32">personal</text:span><text:span text:style-name="T31"> remote repo url&gt;</text:span><text:span text:style-name="T33"> </text:span><text:span text:style-name="T31"><text:s text:c="2"/></text:span><text:span text:style-name="T34">i.e.:</text:span></text:p>
          <text:p text:style-name="P24"><text:span text:style-name="T35">git clone https://github.com/</text:span><text:span text:style-name="T36">paloma</text:span><text:span text:style-name="T35">/owd_test_cases.git</text:span></text:p>
          <text:p text:style-name="P4"><text:span text:style-name="T34">then ...</text:span></text:p>
          <text:p text:style-name="P24"><text:span text:style-name="T37">git remote add upstream</text:span><text:span text:style-name="T38"> &lt;</text:span><text:span text:style-name="T39">live</text:span><text:span text:style-name="T38"> remote repo url&gt; <text:s text:c="2"/></text:span><text:span text:style-name="T34">i.e.:</text:span></text:p>
          <text:p text:style-name="P24"><text:span text:style-name="T40">git remote add upstream</text:span><text:span text:style-name="T41"> https://github.com/</text:span><text:span text:style-name="T42">owdqa</text:span><text:span text:style-name="T41">/owd_test_cases.git</text:span></text:p>
          <draw:enhanced-geometry svg:viewBox="0 0 21600 21600" draw:mirror-horizontal="false" draw:mirror-vertical="false" draw:text-areas="800 800 20800 20800" draw:type="round-rectangular-callout" draw:modifiers="15311.1143396775 -16718.24962705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4" draw:id="id4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4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xml:id="id5" draw:id="id5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3" draw:layer="layout" draw:type="line" svg:x1="5.588cm" svg:y1="8.32cm" svg:x2="11.133cm" svg:y2="8.287cm" draw:start-shape="id5" draw:start-glue-point="0" svg:d="m5588 8320 5545-33" svg:viewBox="0 0 5546 34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ustom-shape draw:style-name="gr21" draw:text-style-name="P3" draw:layer="layout" svg:width="6.858cm" svg:height="2.286cm" svg:x="2.032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7" draw:layer="layout" svg:width="10.668cm" svg:height="5.334cm" svg:x="16.51cm" svg:y="6.858cm">
          <text:p text:style-name="P3"><text:span text:style-name="T37">git pull upstream </text:span><text:span text:style-name="T38">&lt;branch&gt;</text:span><text:span text:style-name="T37"> </text:span></text:p>
          <text:p text:style-name="P3"><text:span text:style-name="T34">i.e.</text:span></text:p>
          <text:p text:style-name="P3"><text:span text:style-name="T40">git pull upstream v1-train</text:span></text:p>
          <text:p text:style-name="P4"><text:span text:style-name="T44"/></text:p>
          <text:p text:style-name="P4"><text:span text:style-name="T34">This refreshes your </text:span><text:span text:style-name="T45">remote</text:span><text:span text:style-name="T34"> and </text:span><text:span text:style-name="T45">local</text:span><text:span text:style-name="T34"> </text:span></text:p>
          <text:p text:style-name="P4"><text:span text:style-name="T34">repo.'s to give you a 'clean' start before </text:span></text:p>
          <text:p text:style-name="P4"><text:span text:style-name="T34">making changes.</text:span></text:p>
          <draw:enhanced-geometry svg:viewBox="0 0 21600 21600" draw:text-areas="800 800 20800 20800" draw:type="round-rectangular-callout" draw:modifiers="-15423.0762020808 23863.24273664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6" draw:id="id6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6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xml:id="id7" draw:id="id7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3" draw:layer="layout" draw:type="line" svg:x1="5.588cm" svg:y1="8.32cm" svg:x2="11.133cm" svg:y2="8.287cm" draw:start-shape="id7" draw:start-glue-point="0" svg:d="m5588 8320 5545-33" svg:viewBox="0 0 5546 34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1" draw:text-style-name="P3" draw:layer="layout" svg:width="5.588cm" svg:height="2.286cm" svg:x="4.826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29" draw:layer="layout" svg:width="8.457cm" svg:height="5.08cm" svg:x="18.542cm" svg:y="11.43cm">
          <text:p text:style-name="P3"><text:span text:style-name="T47">git checkout </text:span><text:span text:style-name="T38">&lt;branch name&gt;</text:span></text:p>
          <text:p text:style-name="P3"><text:span text:style-name="T18">i.e.</text:span></text:p>
          <text:p text:style-name="P3"><text:span text:style-name="T48">git checkout </text:span><text:span text:style-name="T41">v1-train</text:span></text:p>
          <text:p text:style-name="P4"><text:span text:style-name="T41"/></text:p>
          <text:p text:style-name="P4"><text:span text:style-name="T25">Sets your 'working tree' files to</text:span></text:p>
          <text:p text:style-name="P4"><text:span text:style-name="T25">the versions for this branch.</text:span></text:p>
          <draw:enhanced-geometry svg:viewBox="0 0 21600 21600" draw:text-areas="800 800 20800 20800" draw:type="round-rectangular-callout" draw:modifiers="-19878.7420193899 20371.42294823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8" draw:id="id8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8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xml:id="id9" draw:id="id9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3" draw:layer="layout" draw:type="line" svg:x1="5.588cm" svg:y1="8.32cm" svg:x2="11.133cm" svg:y2="8.287cm" draw:start-shape="id9" draw:start-glue-point="0" svg:d="m5588 8320 5545-33" svg:viewBox="0 0 5546 34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custom-shape draw:style-name="gr21" draw:text-style-name="P3" draw:layer="layout" svg:width="6.35cm" svg:height="1.481cm" svg:x="10.16cm" svg:y="19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9" draw:layer="layout" svg:width="10.159cm" svg:height="4.318cm" svg:x="16.765cm" svg:y="12.192cm">
          <text:p text:style-name="P3"><text:span text:style-name="T25">Make your chanes to the code.</text:span></text:p>
          <text:p text:style-name="P3"><text:span text:style-name="T25"/></text:p>
          <text:p text:style-name="P3"><text:span text:style-name="T25">The physical files you can see and</text:span></text:p>
          <text:p text:style-name="P3"><text:span text:style-name="T25">modify are called your 'working tree'.</text:span></text:p>
          <draw:enhanced-geometry svg:viewBox="0 0 21600 21600" draw:text-areas="800 800 20800 20800" draw:type="round-rectangular-callout" draw:modifiers="-1520.07874015748 35553.2299143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10" draw:id="id10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10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xml:id="id11" draw:id="id11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3" draw:layer="layout" draw:type="line" svg:x1="5.588cm" svg:y1="8.32cm" svg:x2="11.133cm" svg:y2="8.287cm" draw:start-shape="id11" draw:start-glue-point="0" svg:d="m5588 8320 5545-33" svg:viewBox="0 0 5546 34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frame draw:style-name="gr28" draw:text-style-name="P26" draw:layer="layout" svg:width="2.593cm" svg:height="0.839cm" svg:x="18.543cm" svg:y="18.543cm">
          <draw:text-box>
            <text:p text:style-name="P3"><text:span text:style-name="T43">6. stage</text:span></text:p>
          </draw:text-box>
        </draw:frame>
        <draw:custom-shape draw:style-name="gr20" draw:text-style-name="P2" draw:layer="layout" svg:width="8.128cm" svg:height="5.588cm" svg:x="18.542cm" svg:y="10.16cm">
          <text:p text:style-name="P3"><text:span text:style-name="T37">git add -A</text:span></text:p>
          <text:p text:style-name="P4"><text:span text:style-name="T52"/></text:p>
          <text:p text:style-name="P4"><text:span text:style-name="T25">This puts your changes in </text:span></text:p>
          <text:p text:style-name="P4"><text:span text:style-name="T25">the 'staging area'.</text:span></text:p>
          <text:p text:style-name="P4"><text:span text:style-name="T25">Not in the local repo. yet,</text:span></text:p>
          <text:p text:style-name="P4"><text:span text:style-name="T25">but git now knows you made</text:span></text:p>
          <text:p text:style-name="P4"><text:span text:style-name="T25">these changes, so you won't</text:span></text:p>
          <text:p text:style-name="P4"><text:span text:style-name="T25">lose them.</text:span></text:p>
          <draw:enhanced-geometry svg:viewBox="0 0 21600 21600" draw:text-areas="800 800 20800 20800" draw:type="round-rectangular-callout" draw:modifiers="4323.18858408168 29797.10144927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4.318cm" svg:height="1.832cm" svg:x="17.512cm" svg:y="18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12" draw:id="id12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12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xml:id="id13" draw:id="id13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3" draw:layer="layout" draw:type="line" svg:x1="5.588cm" svg:y1="8.32cm" svg:x2="11.133cm" svg:y2="8.287cm" draw:start-shape="id13" draw:start-glue-point="0" svg:d="m5588 8320 5545-33" svg:viewBox="0 0 5546 34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frame draw:style-name="gr28" draw:text-style-name="P26" draw:layer="layout" svg:width="2.593cm" svg:height="0.839cm" svg:x="18.543cm" svg:y="18.543cm">
          <draw:text-box>
            <text:p text:style-name="P3"><text:span text:style-name="T43">6. stage</text:span></text:p>
          </draw:text-box>
        </draw:frame>
        <draw:frame draw:style-name="gr29" draw:text-style-name="P26" draw:layer="layout" svg:width="4.253cm" svg:height="0.839cm" svg:x="18.543cm" svg:y="17.45cm">
          <draw:text-box>
            <text:p text:style-name="P3"><text:span text:style-name="T43">7. resync repo.</text:span></text:p>
          </draw:text-box>
        </draw:frame>
        <draw:custom-shape draw:style-name="gr20" draw:text-style-name="P27" draw:layer="layout" svg:width="10.16cm" svg:height="7.874cm" svg:x="16.256cm" svg:y="6.35cm">
          <text:p text:style-name="P3"><text:span text:style-name="T37">git pull upstream </text:span><text:span text:style-name="T38">&lt;branch&gt;</text:span><text:span text:style-name="T37"> </text:span></text:p>
          <text:p text:style-name="P3"><text:span text:style-name="T34">i.e.</text:span></text:p>
          <text:p text:style-name="P3"><text:span text:style-name="T40">git pull upstream v1-train</text:span></text:p>
          <text:p text:style-name="P4"><text:span text:style-name="T44"/></text:p>
          <text:p text:style-name="P4"><text:span text:style-name="T34">This refreshes your remote and local</text:span></text:p>
          <text:p text:style-name="P4"><text:span text:style-name="T34">repo.'s, before merging your changes.</text:span></text:p>
          <text:p text:style-name="P4"><text:span text:style-name="T34"/></text:p>
          <text:p text:style-name="P4"><text:span text:style-name="T34">If there is a conflict during the merge</text:span></text:p>
          <text:p text:style-name="P4"><text:span text:style-name="T34">it will tell you - you'll then need to</text:span></text:p>
          <text:p text:style-name="P4"><text:span text:style-name="T34">resolve this and try again.</text:span></text:p>
          <draw:enhanced-geometry svg:viewBox="0 0 21600 21600" draw:text-areas="800 800 20800 20800" draw:type="round-rectangular-callout" draw:modifiers="12221.0806023029 28070.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6.35cm" svg:height="1.916cm" svg:x="17.526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14" draw:id="id14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14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xml:id="id15" draw:id="id15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3" draw:layer="layout" draw:type="line" svg:x1="5.588cm" svg:y1="8.32cm" svg:x2="11.133cm" svg:y2="8.287cm" draw:start-shape="id15" draw:start-glue-point="0" svg:d="m5588 8320 5545-33" svg:viewBox="0 0 5546 34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frame draw:style-name="gr28" draw:text-style-name="P26" draw:layer="layout" svg:width="2.593cm" svg:height="0.839cm" svg:x="18.543cm" svg:y="18.543cm">
          <draw:text-box>
            <text:p text:style-name="P3"><text:span text:style-name="T43">6. stage</text:span></text:p>
          </draw:text-box>
        </draw:frame>
        <draw:frame draw:style-name="gr29" draw:text-style-name="P26" draw:layer="layout" svg:width="4.253cm" svg:height="0.839cm" svg:x="18.543cm" svg:y="17.45cm">
          <draw:text-box>
            <text:p text:style-name="P3"><text:span text:style-name="T43">7. resync repo.</text:span></text:p>
          </draw:text-box>
        </draw:frame>
        <draw:frame draw:style-name="gr30" draw:text-style-name="P26" draw:layer="layout" svg:width="6.276cm" svg:height="0.839cm" svg:x="18.542cm" svg:y="16.434cm">
          <draw:text-box>
            <text:p text:style-name="P3"><text:span text:style-name="T43">8. refresh the README</text:span></text:p>
          </draw:text-box>
        </draw:frame>
        <draw:custom-shape draw:style-name="gr20" draw:text-style-name="P31" draw:layer="layout" svg:width="15.748cm" svg:height="6.096cm" svg:x="11.684cm" svg:y="8.128cm">
          <text:p text:style-name="P4"><text:span text:style-name="T37">owd_test_cases/bin/refresh_README.sh</text:span></text:p>
          <text:p text:style-name="P4"><text:span text:style-name="T53">or ...</text:span></text:p>
          <text:p text:style-name="P4"><text:span text:style-name="T37">OWD_TEST_TOOLKIT/bin/rebuild_toolkit_READMEs.sh</text:span></text:p>
          <text:p text:style-name="P4"><text:span text:style-name="T54"/></text:p>
          <text:p text:style-name="P4"><text:span text:style-name="T34">Automatically keeps the README files up to date.</text:span></text:p>
          <text:p text:style-name="P4"><text:span text:style-name="T34"/></text:p>
          <text:p text:style-name="P4"><text:span text:style-name="T34">(</text:span><text:span text:style-name="T55">NOTE:</text:span><text:span text:style-name="T34"> This isn't part of the github process, it's only required </text:span></text:p>
          <text:p text:style-name="P4"><text:span text:style-name="T34">for </text:span><text:span text:style-name="T45">us</text:span><text:span text:style-name="T34"> when developing the test cases or toolkit.)</text:span></text:p>
          <draw:enhanced-geometry svg:viewBox="0 0 21600 21600" draw:text-areas="800 800 20800 20800" draw:type="round-rectangular-callout" draw:modifiers="14981.0654644739 26127.6037395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8.89cm" svg:height="1.916cm" svg:x="17.018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16" draw:id="id16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16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xml:id="id17" draw:id="id17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3" draw:layer="layout" draw:type="line" svg:x1="5.588cm" svg:y1="8.32cm" svg:x2="11.133cm" svg:y2="8.287cm" draw:start-shape="id17" draw:start-glue-point="0" svg:d="m5588 8320 5545-33" svg:viewBox="0 0 5546 34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frame draw:style-name="gr28" draw:text-style-name="P26" draw:layer="layout" svg:width="2.593cm" svg:height="0.839cm" svg:x="18.543cm" svg:y="18.543cm">
          <draw:text-box>
            <text:p text:style-name="P3"><text:span text:style-name="T43">6. stage</text:span></text:p>
          </draw:text-box>
        </draw:frame>
        <draw:frame draw:style-name="gr29" draw:text-style-name="P26" draw:layer="layout" svg:width="4.253cm" svg:height="0.839cm" svg:x="18.543cm" svg:y="17.45cm">
          <draw:text-box>
            <text:p text:style-name="P3"><text:span text:style-name="T43">7. resync repo.</text:span></text:p>
          </draw:text-box>
        </draw:frame>
        <draw:frame draw:style-name="gr30" draw:text-style-name="P26" draw:layer="layout" svg:width="6.276cm" svg:height="0.839cm" svg:x="18.542cm" svg:y="16.434cm">
          <draw:text-box>
            <text:p text:style-name="P3"><text:span text:style-name="T43">8. refresh the README</text:span></text:p>
          </draw:text-box>
        </draw:frame>
        <draw:connector draw:style-name="gr13" draw:text-style-name="P3" draw:layer="layout" draw:type="curve" draw:line-skew="1.675cm" svg:x1="15.443cm" svg:y1="17.351cm" svg:x2="15.443cm" svg:y2="13.795cm" svg:d="m15443 17351c3378 0 3378-3556 0-3556" svg:viewBox="0 0 2535 3557">
          <text:p/>
        </draw:connector>
        <draw:frame draw:style-name="gr25" draw:text-style-name="P26" draw:layer="layout" svg:width="2.979cm" svg:height="0.839cm" svg:x="17.29cm" svg:y="14.303cm">
          <draw:text-box>
            <text:p text:style-name="P3"><text:span text:style-name="T43">9. commit</text:span></text:p>
          </draw:text-box>
        </draw:frame>
        <draw:custom-shape draw:style-name="gr20" draw:text-style-name="P31" draw:layer="layout" svg:width="11.176cm" svg:height="3.048cm" svg:x="16.002cm" svg:y="7.366cm">
          <text:p text:style-name="P4"><text:span text:style-name="T37">git commit -m “</text:span><text:span text:style-name="T38">&lt;update message&gt;</text:span><text:span text:style-name="T37">”</text:span></text:p>
          <text:p text:style-name="P4"><text:span text:style-name="T54"/></text:p>
          <text:p text:style-name="P4"><text:span text:style-name="T34">Commits your changes to your </text:span><text:span text:style-name="T56">local</text:span><text:span text:style-name="T34"> repo.</text:span></text:p>
          <draw:enhanced-geometry svg:viewBox="0 0 21600 21600" draw:text-areas="800 800 20800 20800" draw:type="round-rectangular-callout" draw:modifiers="6292.35036235126 43072.48278123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4.817cm" svg:height="1.916cm" svg:x="16.455cm" svg:y="13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18" draw:id="id18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18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xml:id="id19" draw:id="id19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3" draw:layer="layout" draw:type="line" svg:x1="5.588cm" svg:y1="8.32cm" svg:x2="11.133cm" svg:y2="8.287cm" draw:start-shape="id19" draw:start-glue-point="0" svg:d="m5588 8320 5545-33" svg:viewBox="0 0 5546 34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frame draw:style-name="gr28" draw:text-style-name="P26" draw:layer="layout" svg:width="2.593cm" svg:height="0.839cm" svg:x="18.543cm" svg:y="18.543cm">
          <draw:text-box>
            <text:p text:style-name="P3"><text:span text:style-name="T43">6. stage</text:span></text:p>
          </draw:text-box>
        </draw:frame>
        <draw:frame draw:style-name="gr29" draw:text-style-name="P26" draw:layer="layout" svg:width="4.253cm" svg:height="0.839cm" svg:x="18.543cm" svg:y="17.45cm">
          <draw:text-box>
            <text:p text:style-name="P3"><text:span text:style-name="T43">7. resync repo.</text:span></text:p>
          </draw:text-box>
        </draw:frame>
        <draw:frame draw:style-name="gr30" draw:text-style-name="P26" draw:layer="layout" svg:width="6.276cm" svg:height="0.839cm" svg:x="18.542cm" svg:y="16.434cm">
          <draw:text-box>
            <text:p text:style-name="P3"><text:span text:style-name="T43">8. refresh the README</text:span></text:p>
          </draw:text-box>
        </draw:frame>
        <draw:connector draw:style-name="gr13" draw:text-style-name="P3" draw:layer="layout" draw:type="curve" draw:line-skew="1.675cm" svg:x1="15.443cm" svg:y1="17.351cm" svg:x2="15.443cm" svg:y2="13.795cm" svg:d="m15443 17351c3378 0 3378-3556 0-3556" svg:viewBox="0 0 2535 3557">
          <text:p/>
        </draw:connector>
        <draw:frame draw:style-name="gr25" draw:text-style-name="P26" draw:layer="layout" svg:width="2.979cm" svg:height="0.839cm" svg:x="17.29cm" svg:y="14.303cm">
          <draw:text-box>
            <text:p text:style-name="P3"><text:span text:style-name="T43">9. commit</text:span></text:p>
          </draw:text-box>
        </draw:frame>
        <draw:connector draw:style-name="gr13" draw:text-style-name="P3" draw:layer="layout" draw:type="curve" draw:line-skew="1.269cm" svg:x1="15.486cm" svg:y1="13.87cm" svg:x2="15.443cm" svg:y2="8.238cm" svg:d="m15486 13870c2656 0 2678-5632-43-5632" svg:viewBox="0 0 2039 5633">
          <text:p/>
        </draw:connector>
        <draw:frame draw:style-name="gr25" draw:text-style-name="P26" draw:layer="layout" svg:width="2.653cm" svg:height="0.839cm" svg:x="17.108cm" svg:y="11.33cm">
          <draw:text-box>
            <text:p text:style-name="P3"><text:span text:style-name="T43">10. push</text:span></text:p>
          </draw:text-box>
        </draw:frame>
        <draw:custom-shape draw:style-name="gr20" draw:text-style-name="P27" draw:layer="layout" svg:width="12.7cm" svg:height="5.842cm" svg:x="14.732cm" svg:y="1.27cm">
          <text:p text:style-name="P3"><text:span text:style-name="T47">git push </text:span><text:span text:style-name="T38">&lt;remote repo&gt; &lt;branch&gt;</text:span></text:p>
          <text:p text:style-name="P3"><text:span text:style-name="T34">i.e.</text:span></text:p>
          <text:p text:style-name="P3"><text:span text:style-name="T40">git push origin</text:span><text:span text:style-name="T41"> </text:span><text:span text:style-name="T40">v1-train</text:span></text:p>
          <text:p text:style-name="P4"><text:span text:style-name="T41"/></text:p>
          <text:p text:style-name="P4"><text:span text:style-name="T34">Pushes your changes from your </text:span><text:span text:style-name="T56">local</text:span><text:span text:style-name="T34"> repo.</text:span></text:p>
          <text:p text:style-name="P4"><text:span text:style-name="T34">to your </text:span><text:span text:style-name="T56">remote</text:span><text:span text:style-name="T57"> repo.</text:span></text:p>
          <text:p text:style-name="P4"><text:span text:style-name="T34"/></text:p>
          <text:p text:style-name="P4"><text:span text:style-name="T34">('origin' is the default name for your remote repo.)</text:span></text:p>
          <draw:enhanced-geometry svg:viewBox="0 0 21600 21600" draw:text-areas="800 800 20800 20800" draw:type="round-rectangular-callout" draw:modifiers="6812.81788835525 34427.65702550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4.817cm" svg:height="1.916cm" svg:x="15.757cm" svg:y="10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20" draw:id="id20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20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xml:id="id21" draw:id="id21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3" draw:layer="layout" draw:type="line" svg:x1="5.588cm" svg:y1="8.32cm" svg:x2="11.133cm" svg:y2="8.287cm" draw:start-shape="id21" draw:start-glue-point="0" svg:d="m5588 8320 5545-33" svg:viewBox="0 0 5546 34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frame draw:style-name="gr28" draw:text-style-name="P26" draw:layer="layout" svg:width="2.593cm" svg:height="0.839cm" svg:x="18.543cm" svg:y="18.543cm">
          <draw:text-box>
            <text:p text:style-name="P3"><text:span text:style-name="T43">6. stage</text:span></text:p>
          </draw:text-box>
        </draw:frame>
        <draw:frame draw:style-name="gr29" draw:text-style-name="P26" draw:layer="layout" svg:width="4.253cm" svg:height="0.839cm" svg:x="18.543cm" svg:y="17.45cm">
          <draw:text-box>
            <text:p text:style-name="P3"><text:span text:style-name="T43">7. resync repo.</text:span></text:p>
          </draw:text-box>
        </draw:frame>
        <draw:frame draw:style-name="gr30" draw:text-style-name="P26" draw:layer="layout" svg:width="6.276cm" svg:height="0.839cm" svg:x="18.542cm" svg:y="16.434cm">
          <draw:text-box>
            <text:p text:style-name="P3"><text:span text:style-name="T43">8. refresh the README</text:span></text:p>
          </draw:text-box>
        </draw:frame>
        <draw:connector draw:style-name="gr13" draw:text-style-name="P3" draw:layer="layout" draw:type="curve" draw:line-skew="1.675cm" svg:x1="15.443cm" svg:y1="17.351cm" svg:x2="15.443cm" svg:y2="13.795cm" svg:d="m15443 17351c3378 0 3378-3556 0-3556" svg:viewBox="0 0 2535 3557">
          <text:p/>
        </draw:connector>
        <draw:frame draw:style-name="gr25" draw:text-style-name="P26" draw:layer="layout" svg:width="2.979cm" svg:height="0.839cm" svg:x="17.29cm" svg:y="14.303cm">
          <draw:text-box>
            <text:p text:style-name="P3"><text:span text:style-name="T43">9. commit</text:span></text:p>
          </draw:text-box>
        </draw:frame>
        <draw:connector draw:style-name="gr13" draw:text-style-name="P3" draw:layer="layout" draw:type="curve" draw:line-skew="1.269cm" svg:x1="15.486cm" svg:y1="13.87cm" svg:x2="15.443cm" svg:y2="8.238cm" svg:d="m15486 13870c2656 0 2678-5632-43-5632" svg:viewBox="0 0 2039 5633">
          <text:p/>
        </draw:connector>
        <draw:frame draw:style-name="gr25" draw:text-style-name="P26" draw:layer="layout" svg:width="2.653cm" svg:height="0.839cm" svg:x="17.108cm" svg:y="11.33cm">
          <draw:text-box>
            <text:p text:style-name="P3"><text:span text:style-name="T43">10. push</text:span></text:p>
          </draw:text-box>
        </draw:frame>
        <draw:connector draw:style-name="gr13" draw:text-style-name="P3" draw:layer="layout" draw:type="curve" draw:line-skew="4.317cm" svg:x1="15.401cm" svg:y1="8.126cm" svg:x2="15.444cm" svg:y2="2.56cm" svg:d="m15401 8126c7293 0 7271-5566 43-5566" svg:viewBox="0 0 5468 5567">
          <text:p/>
        </draw:connector>
        <draw:frame draw:style-name="gr27" draw:text-style-name="P26" draw:layer="layout" svg:width="4.426cm" svg:height="0.839cm" svg:x="17.756cm" svg:y="6.16cm">
          <draw:text-box>
            <text:p text:style-name="P3"><text:span text:style-name="T43">11. Pull request</text:span></text:p>
          </draw:text-box>
        </draw:frame>
        <draw:custom-shape draw:style-name="gr21" draw:text-style-name="P3" draw:layer="layout" svg:width="6.096cm" svg:height="2.286cm" svg:x="16.76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2" draw:layer="layout" svg:width="8.382cm" svg:height="6.604cm" svg:x="14.732cm" svg:y="9.83cm">
          <text:p text:style-name="P4"><text:span text:style-name="T58"/></text:p>
          <text:p text:style-name="P4"><text:span text:style-name="T25">Use the 'Pull Request' button</text:span></text:p>
          <text:p text:style-name="P4"><text:span text:style-name="T25">in your remote repo.</text:span></text:p>
          <text:p text:style-name="P4"><text:span text:style-name="T25"/></text:p>
          <text:p text:style-name="P4"><text:span text:style-name="T25">Informs the team that you have </text:span></text:p>
          <text:p text:style-name="P4"><text:span text:style-name="T25">made a change and gives them </text:span></text:p>
          <text:p text:style-name="P4"><text:span text:style-name="T25">time to assess it before it is</text:span></text:p>
          <text:p text:style-name="P4"><text:span text:style-name="T25">merged with the 'live' repo.</text:span></text:p>
          <draw:enhanced-geometry svg:viewBox="0 0 21600 21600" draw:mirror-horizontal="false" draw:mirror-vertical="false" draw:text-areas="800 800 20800 20800" draw:type="round-rectangular-callout" draw:modifiers="13450.0775378743 -6615.71536714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3" draw:layer="layout" svg:width="3.174cm" svg:height="0.74cm" svg:x="17.272cm" svg:y="10.139cm">
          <draw:image xlink:href="Pictures/10000000000000780000001CDABF2C7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22" draw:id="id22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22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xml:id="id23" draw:id="id23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3" draw:layer="layout" draw:type="line" svg:x1="5.588cm" svg:y1="8.32cm" svg:x2="11.133cm" svg:y2="8.287cm" draw:start-shape="id23" draw:start-glue-point="0" svg:d="m5588 8320 5545-33" svg:viewBox="0 0 5546 34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frame draw:style-name="gr28" draw:text-style-name="P26" draw:layer="layout" svg:width="2.593cm" svg:height="0.839cm" svg:x="18.543cm" svg:y="18.543cm">
          <draw:text-box>
            <text:p text:style-name="P3"><text:span text:style-name="T43">6. stage</text:span></text:p>
          </draw:text-box>
        </draw:frame>
        <draw:frame draw:style-name="gr29" draw:text-style-name="P26" draw:layer="layout" svg:width="4.253cm" svg:height="0.839cm" svg:x="18.543cm" svg:y="17.45cm">
          <draw:text-box>
            <text:p text:style-name="P3"><text:span text:style-name="T43">7. resync repo.</text:span></text:p>
          </draw:text-box>
        </draw:frame>
        <draw:frame draw:style-name="gr30" draw:text-style-name="P26" draw:layer="layout" svg:width="6.276cm" svg:height="0.839cm" svg:x="18.542cm" svg:y="16.434cm">
          <draw:text-box>
            <text:p text:style-name="P3"><text:span text:style-name="T43">8. refresh the README</text:span></text:p>
          </draw:text-box>
        </draw:frame>
        <draw:connector draw:style-name="gr13" draw:text-style-name="P3" draw:layer="layout" draw:type="curve" draw:line-skew="1.675cm" svg:x1="15.443cm" svg:y1="17.351cm" svg:x2="15.443cm" svg:y2="13.795cm" svg:d="m15443 17351c3378 0 3378-3556 0-3556" svg:viewBox="0 0 2535 3557">
          <text:p/>
        </draw:connector>
        <draw:frame draw:style-name="gr25" draw:text-style-name="P26" draw:layer="layout" svg:width="2.979cm" svg:height="0.839cm" svg:x="17.29cm" svg:y="14.303cm">
          <draw:text-box>
            <text:p text:style-name="P3"><text:span text:style-name="T43">9. commit</text:span></text:p>
          </draw:text-box>
        </draw:frame>
        <draw:connector draw:style-name="gr13" draw:text-style-name="P3" draw:layer="layout" draw:type="curve" draw:line-skew="1.269cm" svg:x1="15.486cm" svg:y1="13.87cm" svg:x2="15.443cm" svg:y2="8.238cm" svg:d="m15486 13870c2656 0 2678-5632-43-5632" svg:viewBox="0 0 2039 5633">
          <text:p/>
        </draw:connector>
        <draw:frame draw:style-name="gr25" draw:text-style-name="P26" draw:layer="layout" svg:width="2.653cm" svg:height="0.839cm" svg:x="17.108cm" svg:y="11.33cm">
          <draw:text-box>
            <text:p text:style-name="P3"><text:span text:style-name="T43">10. push</text:span></text:p>
          </draw:text-box>
        </draw:frame>
        <draw:connector draw:style-name="gr13" draw:text-style-name="P3" draw:layer="layout" draw:type="curve" draw:line-skew="4.317cm" svg:x1="15.401cm" svg:y1="8.126cm" svg:x2="15.444cm" svg:y2="2.56cm" svg:d="m15401 8126c7293 0 7271-5566 43-5566" svg:viewBox="0 0 5468 5567">
          <text:p/>
        </draw:connector>
        <draw:frame draw:style-name="gr27" draw:text-style-name="P26" draw:layer="layout" svg:width="4.426cm" svg:height="0.839cm" svg:x="17.756cm" svg:y="6.16cm">
          <draw:text-box>
            <text:p text:style-name="P3"><text:span text:style-name="T43">11. Pull request</text:span></text:p>
          </draw:text-box>
        </draw:frame>
        <draw:frame draw:style-name="gr6" draw:text-style-name="P33" draw:layer="layout" svg:width="2.504cm" svg:height="0.878cm" svg:x="20.067cm" svg:y="3.048cm">
          <draw:text-box>
            <text:p><text:span text:style-name="T59">(review)</text:span></text:p>
          </draw:text-box>
        </draw:frame>
        <draw:frame draw:style-name="gr6" draw:text-style-name="P33" draw:layer="layout" svg:width="2.471cm" svg:height="0.878cm" svg:x="17.596cm" svg:y="2.032cm">
          <draw:text-box>
            <text:p><text:span text:style-name="T59">(merge)</text:span></text:p>
          </draw:text-box>
        </draw:frame>
        <draw:custom-shape draw:style-name="gr20" draw:text-style-name="P34" draw:layer="layout" svg:width="8.128cm" svg:height="4.572cm" svg:x="17.272cm" svg:y="8.128cm">
          <text:p text:style-name="P4"><text:span text:style-name="T25">Your changes are reviewed</text:span></text:p>
          <text:p text:style-name="P4"><text:span text:style-name="T25">and then merged with the 'live' </text:span></text:p>
          <text:p text:style-name="P4"><text:span text:style-name="T25">repo.</text:span></text:p>
          <text:p text:style-name="P4"><text:span text:style-name="T25"/></text:p>
          <text:p text:style-name="P4"><text:span text:style-name="T25">From now on, they'll be used </text:span></text:p>
          <text:p text:style-name="P4"><text:span text:style-name="T25">by the ci server.</text:span></text:p>
          <draw:enhanced-geometry svg:viewBox="0 0 21600 21600" draw:text-areas="800 800 20800 20800" draw:type="round-rectangular-callout" draw:modifiers="8734.06323040964 -15039.23026459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5.842cm" svg:height="3.556cm" svg:x="17.018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24" draw:id="id24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24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xml:id="id25" draw:id="id25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3" draw:layer="layout" draw:type="line" svg:x1="5.588cm" svg:y1="8.32cm" svg:x2="11.133cm" svg:y2="8.287cm" draw:start-shape="id25" draw:start-glue-point="0" svg:d="m5588 8320 5545-33" svg:viewBox="0 0 5546 34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frame draw:style-name="gr28" draw:text-style-name="P26" draw:layer="layout" svg:width="2.593cm" svg:height="0.839cm" svg:x="18.543cm" svg:y="18.543cm">
          <draw:text-box>
            <text:p text:style-name="P3"><text:span text:style-name="T43">6. stage</text:span></text:p>
          </draw:text-box>
        </draw:frame>
        <draw:frame draw:style-name="gr29" draw:text-style-name="P26" draw:layer="layout" svg:width="4.253cm" svg:height="0.839cm" svg:x="18.543cm" svg:y="17.45cm">
          <draw:text-box>
            <text:p text:style-name="P3"><text:span text:style-name="T43">7. resync repo.</text:span></text:p>
          </draw:text-box>
        </draw:frame>
        <draw:frame draw:style-name="gr31" draw:text-style-name="P26" draw:layer="layout" svg:width="6.276cm" svg:height="0.839cm" svg:x="18.542cm" svg:y="16.434cm">
          <draw:text-box>
            <text:p text:style-name="P3"><text:span text:style-name="T43">8. refresh the README</text:span></text:p>
          </draw:text-box>
        </draw:frame>
        <draw:connector draw:style-name="gr13" draw:text-style-name="P3" draw:layer="layout" draw:type="curve" draw:line-skew="1.675cm" svg:x1="15.443cm" svg:y1="17.351cm" svg:x2="15.443cm" svg:y2="13.795cm" svg:d="m15443 17351c3378 0 3378-3556 0-3556" svg:viewBox="0 0 2535 3557">
          <text:p/>
        </draw:connector>
        <draw:frame draw:style-name="gr25" draw:text-style-name="P26" draw:layer="layout" svg:width="2.979cm" svg:height="0.839cm" svg:x="17.29cm" svg:y="14.303cm">
          <draw:text-box>
            <text:p text:style-name="P3"><text:span text:style-name="T43">9. commit</text:span></text:p>
          </draw:text-box>
        </draw:frame>
        <draw:connector draw:style-name="gr13" draw:text-style-name="P3" draw:layer="layout" draw:type="curve" draw:line-skew="1.269cm" svg:x1="15.486cm" svg:y1="13.87cm" svg:x2="15.443cm" svg:y2="8.238cm" svg:d="m15486 13870c2656 0 2678-5632-43-5632" svg:viewBox="0 0 2039 5633">
          <text:p/>
        </draw:connector>
        <draw:frame draw:style-name="gr25" draw:text-style-name="P26" draw:layer="layout" svg:width="2.653cm" svg:height="0.839cm" svg:x="17.108cm" svg:y="11.33cm">
          <draw:text-box>
            <text:p text:style-name="P3"><text:span text:style-name="T43">10. push</text:span></text:p>
          </draw:text-box>
        </draw:frame>
        <draw:connector draw:style-name="gr13" draw:text-style-name="P3" draw:layer="layout" draw:type="curve" draw:line-skew="4.317cm" svg:x1="15.401cm" svg:y1="8.126cm" svg:x2="15.444cm" svg:y2="2.56cm" svg:d="m15401 8126c7293 0 7271-5566 43-5566" svg:viewBox="0 0 5468 5567">
          <text:p/>
        </draw:connector>
        <draw:frame draw:style-name="gr27" draw:text-style-name="P26" draw:layer="layout" svg:width="4.426cm" svg:height="0.839cm" svg:x="17.756cm" svg:y="6.16cm">
          <draw:text-box>
            <text:p text:style-name="P3"><text:span text:style-name="T43">11. Pull request</text:span></text:p>
          </draw:text-box>
        </draw:frame>
        <draw:frame draw:style-name="gr6" draw:text-style-name="P33" draw:layer="layout" svg:width="2.504cm" svg:height="0.878cm" svg:x="20.067cm" svg:y="3.048cm">
          <draw:text-box>
            <text:p><text:span text:style-name="T59">(review)</text:span></text:p>
          </draw:text-box>
        </draw:frame>
        <draw:frame draw:style-name="gr6" draw:text-style-name="P33" draw:layer="layout" svg:width="2.471cm" svg:height="0.878cm" svg:x="17.596cm" svg:y="2.032cm">
          <draw:text-box>
            <text:p><text:span text:style-name="T59">(merge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8" draw:display-name="Gradient 8" draw:style="rectangular" draw:cx="50%" draw:cy="50%" draw:start-color="#ccffff" draw:end-color="#ffffff" draw:start-intensity="100%" draw:end-intensity="100%" draw:angle="450" draw:border="5%"/>
    <draw:gradient draw:name="Square_20_blue_2f_white" draw:display-name="Square blue/white" draw:style="square" draw:cx="50%" draw:cy="50%" draw:start-color="#cfe7f5" draw:end-color="#ffffff" draw:start-intensity="100%" draw:end-intensity="100%" draw:angle="270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04T15:59:46</meta:creation-date>
    <dc:date>2013-06-05T16:12:14</dc:date>
    <meta:editing-duration>PT5H35M27S</meta:editing-duration>
    <meta:editing-cycles>215</meta:editing-cycles>
    <meta:generator>LibreOffice/3.5$Linux_x86 LibreOffice_project/350m1$Build-2</meta:generator>
    <meta:document-statistic meta:object-count="468"/>
  </office:meta>
</office:document-meta>
</file>